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 fo:font-size="24pt" style:font-size-asian="24pt" style:font-size-complex="24pt"/>
    </style:style>
    <style:style style:name="T22" style:family="text">
      <style:text-properties style:use-window-font-color="true" fo:font-family="'Ubuntu Mono'" style:font-pitch="fixed" fo:font-size="24pt" style:font-size-asian="24pt" style:font-size-complex="24pt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style:font-size-asian="24pt" style:font-size-complex="24pt"/>
    </style:style>
    <style:style style:name="T26" style:family="text">
      <style:text-properties fo:color="#ff3333" fo:font-family="'Ubuntu Mono'" style:font-pitch="fixe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Edit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8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1">sudo pkg install base64</text:span></text:p>
                  </text:list-item>
                  <text:list-item>
                    <text:p><text:span text:style-name="T21">dd if=/dev/random bs=16 count=1 | base64</text:span></text:p>
                  </text:list-item>
                  <text:list-item>
                    <text:p><text:span text:style-name="T22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3"> </text:span><text:span text:style-name="T24">client localhost</text:span></text:p>
                  </text:list-item>
                  <text:list-item>
                    <text:p>Find the line<text:span text:style-name="T25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6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2:56</dc:date>
    <meta:editing-cycles>636</meta:editing-cycles>
    <meta:editing-duration>P11DT2H38M56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